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paragraph-rsid="00562249"/>
    </style:style>
    <style:style style:name="P2" style:family="paragraph" style:parent-style-name="Text_20_body" style:list-style-name="Numbering_20_abc">
      <style:text-properties style:font-name="Liberation Serif" officeooo:paragraph-rsid="00562249"/>
    </style:style>
    <style:style style:name="T1" style:family="text">
      <style:text-properties officeooo:rsid="00386c36"/>
    </style:style>
    <style:style style:name="T2" style:family="text">
      <style:text-properties officeooo:rsid="00392679"/>
    </style:style>
    <style:style style:name="T3" style:family="text">
      <style:text-properties officeooo:rsid="003a423d"/>
    </style:style>
    <style:style style:name="T4" style:family="text">
      <style:text-properties officeooo:rsid="003f49bc"/>
    </style:style>
    <style:style style:name="T5" style:family="text">
      <style:text-properties officeooo:rsid="00414578"/>
    </style:style>
    <style:style style:name="T6" style:family="text">
      <style:text-properties officeooo:rsid="00434407"/>
    </style:style>
    <style:style style:name="T7" style:family="text">
      <style:text-properties officeooo:rsid="004473dd"/>
    </style:style>
    <style:style style:name="T8" style:family="text">
      <style:text-properties officeooo:rsid="0045ad93"/>
    </style:style>
    <style:style style:name="T9" style:family="text">
      <style:text-properties officeooo:rsid="004daee1"/>
    </style:style>
    <style:style style:name="T10" style:family="text">
      <style:text-properties officeooo:rsid="004f7c50"/>
    </style:style>
    <style:style style:name="T11" style:family="text">
      <style:text-properties officeooo:rsid="005234c2"/>
    </style:style>
    <style:style style:name="T12" style:family="text">
      <style:text-properties officeooo:rsid="005315c9"/>
    </style:style>
    <style:style style:name="T13" style:family="text">
      <style:text-properties officeooo:rsid="005390dd"/>
    </style:style>
    <style:style style:name="T14" style:family="text">
      <style:text-properties officeooo:rsid="0054fdf9"/>
    </style:style>
    <style:style style:name="T15" style:family="text">
      <style:text-properties officeooo:rsid="034a7de9"/>
    </style:style>
    <style:style style:name="T16" style:family="text">
      <style:text-properties officeooo:rsid="00562249"/>
    </style:style>
    <style:style style:name="T17" style:family="text">
      <style:text-properties fo:font-size="12pt" fo:font-weight="bold" officeooo:rsid="00384b93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62249" style:font-size-asian="12pt" style:font-weight-asian="bold" style:font-size-complex="12pt" style:font-weight-complex="bold"/>
    </style:style>
    <style:style style:name="T19" style:family="text">
      <style:text-properties officeooo:rsid="005860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7">Export/</text:span><text:span text:style-name="T18">Sharing</text:span><text:span text:style-name="T17"> of Mails</text:span></text:p>
      <text:p text:style-name="Preformatted_20_Text"/>
      <text:p text:style-name="P1">The Mail <text:span text:style-name="T16">export (or Mail </text:span><text:span text:style-name="T15">Sharing)</text:span> feature enables users to share one or more of the selected mails <text:span text:style-name="T19">in HTML and PDF format </text:span>with other people. The MBox Viewer will create the following files under ExportCache folder when exporting one or more selected mails. <text:span text:style-name="T6">Only files related to selected mails are exported.</text:span></text:p>
      <text:p text:style-name="P1">1. <text:span text:style-name="T3">The “Export selected </text:span><text:span text:style-name="T7">single </text:span><text:span text:style-name="T3">mail to a file” option. </text:span><text:span text:style-name="T7">When</text:span> single mail is exported the following files are created:</text:p>
      <text:list xml:id="list3796015695" text:style-name="Numbering_20_abc">
        <text:list-item>
          <text:p text:style-name="P2"><text:span text:style-name="T5">Single </text:span>SelectedMailName.htm file <text:span text:style-name="T2">under ExportCache folder</text:span>, where SelectedMailName is a unique name constructed for the selected mail. <text:span text:style-name="T4">User can define </text:span><text:span text:style-name="T5">custom </text:span><text:span text:style-name="T4">template </text:span><text:span text:style-name="T5">for file name</text:span><text:span text:style-name="T4"> via “File-&gt;Print</text:span><text:span text:style-name="T5"> Config-&gt;Custom Template-&gt;Compose Custom Template” dialog.</text:span></text:p>
        </text:list-item>
        <text:list-item>
          <text:p text:style-name="P2">“Attachments” folder for <text:span text:style-name="T2">all </text:span><text:span text:style-name="T5">inline and </text:span>non inline attachments. </text:p>
        </text:list-item>
      </text:list>
      <text:p text:style-name="P1"><text:span text:style-name="T2">2</text:span>. <text:span text:style-name="T3">The “Export selected </text:span><text:span text:style-name="T7">multiple </text:span><text:span text:style-name="T3">mails to separate files” option. </text:span><text:span text:style-name="T7">When</text:span> multiple mails are exported <text:span text:style-name="T1">to separate files </text:span>the following files and folders are created:</text:p>
      <text:list xml:id="list14340628844863" text:continue-list="list3796015695" text:style-name="Numbering_20_abc">
        <text:list-item text:start-value="1">
          <text:p text:style-name="P2">The index.htm<text:span text:style-name="T13">l</text:span> file that shows all mails <text:span text:style-name="T5">as the </text:span>table with the following columns: attachment indicator, <text:span text:style-name="T13">D</text:span>at<text:span text:style-name="T8">e</text:span>, <text:span text:style-name="T13">S</text:span>ubject, <text:span text:style-name="T13">F</text:span>rom and <text:span text:style-name="T13">T</text:span>o.</text:p>
        </text:list-item>
        <text:list-item>
          <text:p text:style-name="P2"><text:span text:style-name="T2">“Mails” </text:span><text:span text:style-name="T1">folder for all exported mails </text:span><text:span text:style-name="T5">in Html format</text:span><text:span text:style-name="T1">. MBox Viewer creates </text:span><text:span text:style-name="T2">a </text:span><text:span text:style-name="T1">separate file for each exported mail as </text:span>SelectedMailName.htm file, where SelectedMailName is a unique name constructed for the selected mail. <text:span text:style-name="T4">User can define </text:span><text:span text:style-name="T5">custom </text:span><text:span text:style-name="T4">template </text:span><text:span text:style-name="T5">for file name</text:span><text:span text:style-name="T4"> via “File-&gt;Print</text:span><text:span text:style-name="T5"> Config-&gt;Custom Template-&gt;Compose Custom Template” dialog.</text:span></text:p>
        </text:list-item>
        <text:list-item>
          <text:p text:style-name="P2">“Attachments” folder for <text:span text:style-name="T2">all </text:span><text:span text:style-name="T5">inline </text:span>non inline attachments</text:p>
        </text:list-item>
      </text:list>
      <text:p text:style-name="P1"><text:span text:style-name="T2">3</text:span>. <text:span text:style-name="T3">The “Export selected </text:span><text:span text:style-name="T8">multiple </text:span><text:span text:style-name="T3">mails to a single file” option. </text:span>If <text:span text:style-name="T2">multiple</text:span> mail<text:span text:style-name="T2">s</text:span> <text:span text:style-name="T2">are</text:span> exported <text:span text:style-name="T2">to single file </text:span>the following files are created:</text:p>
      <text:list text:continue-list="list14340628844863" text:style-name="Numbering_20_abc">
        <text:list-item text:start-value="1">
          <text:p text:style-name="P2">SelectedMailName.htm file <text:span text:style-name="T2">under ExportCache folder</text:span>, where SelectedMailName is a unique name constructed for the selected mail<text:span text:style-name="T8">s</text:span> <text:span text:style-name="T2">being concatenated</text:span>.</text:p>
        </text:list-item>
        <text:list-item>
          <text:p text:style-name="P2">“Attachments” folder for <text:span text:style-name="T2">all </text:span><text:span text:style-name="T5">inline </text:span><text:span text:style-name="T8">and </text:span>non inline attachments</text:p>
        </text:list-item>
      </text:list>
      <text:p text:style-name="P1">In all case<text:span text:style-name="T12">s</text:span>, the exportMails2Pdf.cmd file will also be created in the AttachmentCache folder to create PDF file from mails <text:span text:style-name="T9">when needed by a user. By default MBox Viewer doesn’t export mails in PDF format since links to attachments are </text:span><text:span text:style-name="T11">created as </text:span><text:span text:style-name="T9">absolute </text:span><text:span text:style-name="T11">links </text:span><text:span text:style-name="T9">and work only </text:span><text:span text:style-name="T13">on </text:span><text:span text:style-name="T9">local computer. </text:span><text:span text:style-name="T10">Instead, MBox Viewer create</text:span><text:span text:style-name="T11">s</text:span><text:span text:style-name="T10"> command script to enable users to create PDF files locally. </text:span><text:span text:style-name="T12">Edge or Chrome browser must be installed on the user computer.</text:span></text:p>
      <text:p text:style-name="P1">MBox Viewer allows single export <text:span text:style-name="T9">per mbox mail file </text:span>at a time. If export<text:span text:style-name="T9">ed</text:span> files exist already, user is asked to copy <text:span text:style-name="T2">ExportCache</text:span> <text:span text:style-name="T9">folder</text:span> to another location, or to <text:span text:style-name="T9">agree to override the existing export folder, that is to </text:span>delete existing files and create new files.</text:p>
      <text:p text:style-name="P1">User can configure how to open linked documents via “Export Selected Mails-&gt; Config” option, i.e. links to attachments or links to mails in the index.html file. <text:span text:style-name="T14">The same configuration options are available via “Print Config-&gt;HTML/PDF Mail Header Configuration-&gt;How to open attachment link” </text:span><text:soft-page-break/><text:span text:style-name="T14">options. The options are persisten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12-31T01:43:39.219000000</dc:date>
    <meta:editing-duration>PT4H20M44S</meta:editing-duration>
    <meta:editing-cycles>49</meta:editing-cycles>
    <meta:document-statistic meta:table-count="0" meta:image-count="0" meta:object-count="0" meta:page-count="2" meta:paragraph-count="15" meta:word-count="444" meta:character-count="2853" meta:non-whitespace-character-count="2430"/>
  </office:meta>
</office:document-meta>
</file>